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7mm" svg:height="90.04mm" svg:x="30.01mm" svg:y="70.39mm">
            <loext:p draw:notify-on-update-of-ranges="Sheet1.B3:Sheet1.B3 Sheet1.B4:Sheet1.B8 Sheet1.C3:Sheet1.C3 Sheet1.C4:Sheet1.C8 Sheet1.D3:Sheet1.D3 Sheet1.D4:Sheet1.D8 Sheet1.E3:Sheet1.E3 Sheet1.E4:Sheet1.E8 Sheet1.F3:Sheet1.F3 Sheet1.F4:Sheet1.F8 Sheet1.G3:Sheet1.G3 Sheet1.G4:Sheet1.G8 Sheet1.H3:Sheet1.H3 Sheet1.H4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% successful throughput (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.6388888888889" calcext:value-type="float">
            <text:p>94.6388888889</text:p>
          </table:table-cell>
          <table:table-cell office:value-type="float" office:value="91.3611111111111" calcext:value-type="float">
            <text:p>91.3611111111</text:p>
          </table:table-cell>
          <table:table-cell office:value-type="float" office:value="90.1527777777778" calcext:value-type="float">
            <text:p>90.1527777778</text:p>
          </table:table-cell>
          <table:table-cell office:value-type="float" office:value="88.7083333333333" calcext:value-type="float">
            <text:p>88.7083333333</text:p>
          </table:table-cell>
          <table:table-cell office:value-type="float" office:value="87.375" calcext:value-type="float">
            <text:p>87.375</text:p>
          </table:table-cell>
          <table:table-cell office:value-type="float" office:value="86.8333333333333" calcext:value-type="float">
            <text:p>86.8333333333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4.5944444444445" calcext:value-type="float">
            <text:p>84.5944444444</text:p>
          </table:table-cell>
          <table:table-cell office:value-type="float" office:value="86.9319444444444" calcext:value-type="float">
            <text:p>86.9319444444</text:p>
          </table:table-cell>
          <table:table-cell office:value-type="float" office:value="87.2347222222222" calcext:value-type="float">
            <text:p>87.2347222222</text:p>
          </table:table-cell>
          <table:table-cell office:value-type="float" office:value="87.5347222222222" calcext:value-type="float">
            <text:p>87.5347222222</text:p>
          </table:table-cell>
          <table:table-cell office:value-type="float" office:value="87.0305555555555" calcext:value-type="float">
            <text:p>87.0305555556</text:p>
          </table:table-cell>
          <table:table-cell office:value-type="float" office:value="86.7388888888889" calcext:value-type="float">
            <text:p>86.7388888889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4.0020833333333" calcext:value-type="float">
            <text:p>74.0020833333</text:p>
          </table:table-cell>
          <table:table-cell office:value-type="float" office:value="80.6326388888889" calcext:value-type="float">
            <text:p>80.6326388889</text:p>
          </table:table-cell>
          <table:table-cell office:value-type="float" office:value="83.2645833333333" calcext:value-type="float">
            <text:p>83.2645833333</text:p>
          </table:table-cell>
          <table:table-cell office:value-type="float" office:value="85.1479166666667" calcext:value-type="float">
            <text:p>85.1479166667</text:p>
          </table:table-cell>
          <table:table-cell office:value-type="float" office:value="85.5659722222222" calcext:value-type="float">
            <text:p>85.5659722222</text:p>
          </table:table-cell>
          <table:table-cell office:value-type="float" office:value="85.8222222222222" calcext:value-type="float">
            <text:p>85.8222222222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6.7719444444444" calcext:value-type="float">
            <text:p>36.7719444444</text:p>
          </table:table-cell>
          <table:table-cell office:value-type="float" office:value="51.3770833333333" calcext:value-type="float">
            <text:p>51.3770833333</text:p>
          </table:table-cell>
          <table:table-cell office:value-type="float" office:value="62.3797222222222" calcext:value-type="float">
            <text:p>62.3797222222</text:p>
          </table:table-cell>
          <table:table-cell office:value-type="float" office:value="72.4601388888889" calcext:value-type="float">
            <text:p>72.4601388889</text:p>
          </table:table-cell>
          <table:table-cell office:value-type="float" office:value="77.7790277777778" calcext:value-type="float">
            <text:p>77.7790277778</text:p>
          </table:table-cell>
          <table:table-cell office:value-type="float" office:value="81.1363888888889" calcext:value-type="float">
            <text:p>81.1363888889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1.8630555555556" calcext:value-type="float">
            <text:p>21.8630555556</text:p>
          </table:table-cell>
          <table:table-cell office:value-type="float" office:value="34.8120833333333" calcext:value-type="float">
            <text:p>34.8120833333</text:p>
          </table:table-cell>
          <table:table-cell office:value-type="float" office:value="46.961875" calcext:value-type="float">
            <text:p>46.961875</text:p>
          </table:table-cell>
          <table:table-cell office:value-type="float" office:value="60.6345833333333" calcext:value-type="float">
            <text:p>60.6345833333</text:p>
          </table:table-cell>
          <table:table-cell office:value-type="float" office:value="69.359375" calcext:value-type="float">
            <text:p>69.359375</text:p>
          </table:table-cell>
          <table:table-cell office:value-type="float" office:value="75.6579166666667" calcext:value-type="float">
            <text:p>75.657916666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his is much much better than Van den Abeele’s – repeat using their exact codebase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is is also using their most demanding data generation perio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o quick maths to check iif this is ok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3:56:52.457663706</meta:creation-date>
    <dc:date>2018-04-15T14:42:21.675435534</dc:date>
    <meta:editing-duration>PT35M18S</meta:editing-duration>
    <meta:editing-cycles>2</meta:editing-cycles>
    <meta:generator>LibreOffice/5.1.6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251cm" svg:y="0.316cm" chart:style-name="ch2">
          <text:p>% successful throughput vs. # nodes</text:p>
        </chart:title>
        <chart:legend chart:legend-position="end" svg:x="13.993cm" svg:y="2.958cm" style:legend-expansion="high" chart:style-name="ch3"/>
        <chart:plot-area chart:style-name="ch4" table:cell-range-address="Sheet1.B3:Sheet1.H8" chart:data-source-has-labels="both" svg:x="1.33cm" svg:y="1.275cm" svg:width="12.344cm" svg:height="6.569cm">
          <chartooo:coordinate-region svg:x="1.951cm" svg:y="1.474cm" svg:width="11.073cm" svg:height="5.723cm"/>
          <chart:axis chart:dimension="x" chart:name="primary-x" chart:style-name="ch5" chartooo:axis-type="auto">
            <chartooo:date-scale/>
            <chart:title svg:x="6.863cm" svg:y="8.024cm" chart:style-name="ch6">
              <text:p># nodes</text:p>
            </chart:title>
            <chart:categories table:cell-range-address="Sheet1.B4:Sheet1.B8"/>
          </chart:axis>
          <chart:axis chart:dimension="y" chart:name="primary-y" chart:style-name="ch5">
            <chart:title svg:x="0.451cm" svg:y="6.376cm" chart:style-name="ch7">
              <text:p>% successful throughput</text:p>
            </chart:title>
            <chart:grid chart:style-name="ch8" chart:class="major"/>
          </chart:axis>
          <chart:series chart:style-name="ch9" chart:values-cell-range-address="Sheet1.C4:Sheet1.C8" chart:label-cell-address="Sheet1.C3:Sheet1.C3" chart:class="chart:line">
            <chart:data-point chart:repeated="5"/>
          </chart:series>
          <chart:series chart:style-name="ch10" chart:values-cell-range-address="Sheet1.D4:Sheet1.D8" chart:label-cell-address="Sheet1.D3:Sheet1.D3" chart:class="chart:line">
            <chart:data-point chart:repeated="5"/>
          </chart:series>
          <chart:series chart:style-name="ch11" chart:values-cell-range-address="Sheet1.E4:Sheet1.E8" chart:label-cell-address="Sheet1.E3:Sheet1.E3" chart:class="chart:line">
            <chart:data-point chart:repeated="5"/>
          </chart:series>
          <chart:series chart:style-name="ch12" chart:values-cell-range-address="Sheet1.F4:Sheet1.F8" chart:label-cell-address="Sheet1.F3:Sheet1.F3" chart:class="chart:line">
            <chart:data-point chart:repeated="5"/>
          </chart:series>
          <chart:series chart:style-name="ch13" chart:values-cell-range-address="Sheet1.G4:Sheet1.G8" chart:label-cell-address="Sheet1.G3:Sheet1.G3" chart:class="chart:line">
            <chart:data-point chart:repeated="5"/>
          </chart:series>
          <chart:series chart:style-name="ch14" chart:values-cell-range-address="Sheet1.H4:Sheet1.H8" chart:label-cell-address="Sheet1.H3:Sheet1.H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C3:Sheet1.C3</svg:desc>
                </draw:g>
              </table:table-cell>
              <table:table-cell office:value-type="string">
                <text:p>DR1</text:p>
                <draw:g>
                  <svg:desc>Sheet1.D3:Sheet1.D3</svg:desc>
                </draw:g>
              </table:table-cell>
              <table:table-cell office:value-type="string">
                <text:p>DR2</text:p>
                <draw:g>
                  <svg:desc>Sheet1.E3:Sheet1.E3</svg:desc>
                </draw:g>
              </table:table-cell>
              <table:table-cell office:value-type="string">
                <text:p>DR3</text:p>
                <draw:g>
                  <svg:desc>Sheet1.F3:Sheet1.F3</svg:desc>
                </draw:g>
              </table:table-cell>
              <table:table-cell office:value-type="string">
                <text:p>DR4</text:p>
                <draw:g>
                  <svg:desc>Sheet1.G3:Sheet1.G3</svg:desc>
                </draw:g>
              </table:table-cell>
              <table:table-cell office:value-type="string">
                <text:p>DR5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4:Sheet1.B8</svg:desc>
                </draw:g>
              </table:table-cell>
              <table:table-cell office:value-type="float" office:value="94.6388888888889">
                <text:p>94.6388888888889</text:p>
                <draw:g>
                  <svg:desc>Sheet1.C4:Sheet1.C8</svg:desc>
                </draw:g>
              </table:table-cell>
              <table:table-cell office:value-type="float" office:value="91.3611111111111">
                <text:p>91.3611111111111</text:p>
                <draw:g>
                  <svg:desc>Sheet1.D4:Sheet1.D8</svg:desc>
                </draw:g>
              </table:table-cell>
              <table:table-cell office:value-type="float" office:value="90.1527777777778">
                <text:p>90.1527777777778</text:p>
                <draw:g>
                  <svg:desc>Sheet1.E4:Sheet1.E8</svg:desc>
                </draw:g>
              </table:table-cell>
              <table:table-cell office:value-type="float" office:value="88.7083333333333">
                <text:p>88.7083333333333</text:p>
                <draw:g>
                  <svg:desc>Sheet1.F4:Sheet1.F8</svg:desc>
                </draw:g>
              </table:table-cell>
              <table:table-cell office:value-type="float" office:value="87.375">
                <text:p>87.375</text:p>
                <draw:g>
                  <svg:desc>Sheet1.G4:Sheet1.G8</svg:desc>
                </draw:g>
              </table:table-cell>
              <table:table-cell office:value-type="float" office:value="86.8333333333333">
                <text:p>86.8333333333333</text:p>
                <draw:g>
                  <svg:desc>Sheet1.H4:Sheet1.H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4.5944444444445">
                <text:p>84.5944444444445</text:p>
              </table:table-cell>
              <table:table-cell office:value-type="float" office:value="86.9319444444444">
                <text:p>86.9319444444444</text:p>
              </table:table-cell>
              <table:table-cell office:value-type="float" office:value="87.2347222222222">
                <text:p>87.2347222222222</text:p>
              </table:table-cell>
              <table:table-cell office:value-type="float" office:value="87.5347222222222">
                <text:p>87.5347222222222</text:p>
              </table:table-cell>
              <table:table-cell office:value-type="float" office:value="87.0305555555555">
                <text:p>87.0305555555555</text:p>
              </table:table-cell>
              <table:table-cell office:value-type="float" office:value="86.7388888888889">
                <text:p>86.7388888888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4.0020833333333">
                <text:p>74.0020833333333</text:p>
              </table:table-cell>
              <table:table-cell office:value-type="float" office:value="80.6326388888889">
                <text:p>80.6326388888889</text:p>
              </table:table-cell>
              <table:table-cell office:value-type="float" office:value="83.2645833333333">
                <text:p>83.2645833333333</text:p>
              </table:table-cell>
              <table:table-cell office:value-type="float" office:value="85.1479166666667">
                <text:p>85.1479166666667</text:p>
              </table:table-cell>
              <table:table-cell office:value-type="float" office:value="85.5659722222222">
                <text:p>85.5659722222222</text:p>
              </table:table-cell>
              <table:table-cell office:value-type="float" office:value="85.8222222222222">
                <text:p>85.82222222222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.7719444444444">
                <text:p>36.7719444444444</text:p>
              </table:table-cell>
              <table:table-cell office:value-type="float" office:value="51.3770833333333">
                <text:p>51.3770833333333</text:p>
              </table:table-cell>
              <table:table-cell office:value-type="float" office:value="62.3797222222222">
                <text:p>62.3797222222222</text:p>
              </table:table-cell>
              <table:table-cell office:value-type="float" office:value="72.4601388888889">
                <text:p>72.4601388888889</text:p>
              </table:table-cell>
              <table:table-cell office:value-type="float" office:value="77.7790277777778">
                <text:p>77.7790277777778</text:p>
              </table:table-cell>
              <table:table-cell office:value-type="float" office:value="81.1363888888889">
                <text:p>81.13638888888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8630555555556">
                <text:p>21.8630555555556</text:p>
              </table:table-cell>
              <table:table-cell office:value-type="float" office:value="34.8120833333333">
                <text:p>34.8120833333333</text:p>
              </table:table-cell>
              <table:table-cell office:value-type="float" office:value="46.961875">
                <text:p>46.961875</text:p>
              </table:table-cell>
              <table:table-cell office:value-type="float" office:value="60.6345833333333">
                <text:p>60.6345833333333</text:p>
              </table:table-cell>
              <table:table-cell office:value-type="float" office:value="69.359375">
                <text:p>69.359375</text:p>
              </table:table-cell>
              <table:table-cell office:value-type="float" office:value="75.6579166666667">
                <text:p>75.65791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